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style-name="P349">/// ...</text:p>
      <text:p text:style-name="P350"/>
      <text:p text:style-name="P351">// Shrinking or growing the file</text:p>
      <text:p text:style-name="P352">s, err := os.Stat(path)</text:p>
      <text:p text:style-name="P353"/>
      <text:p text:style-name="P354">newSize := (((blocksToFetch[len(blocksToFetch)-1] + 1) * blocksize) - cutoff)</text:p>
      <text:p text:style-name="P355">diff := s.Size() - newSize</text:p>
      <text:p text:style-name="P356"/>
      <text:p text:style-name="P357">if diff &gt; 0 {</text:p>
      <text:p text:style-name="P358"><text:s text:c="4"/>// If the file on the server got smaller, truncate the local file accordingly</text:p>
      <text:p text:style-name="P359"><text:s text:c="4"/>file.Truncate(newSize)</text:p>
      <text:p text:style-name="P360">} else {</text:p>
      <text:p text:style-name="P361"><text:s text:c="4"/>// If the file on the server grew, grow the local file accordingly</text:p>
      <text:p text:style-name="P362"><text:s text:c="4"/>file.Seek(0, 2)</text:p>
      <text:p text:style-name="P363"/>
      <text:p text:style-name="P364"><text:s text:c="4"/>io.CopyN(file, nopReader{}, -diff)</text:p>
      <text:p text:style-name="P365">}</text:p>
      <text:p text:style-name="P366"/>
      <text:p text:style-name="P367">for i, blockToFetch := range blocksToFetch {</text:p>
      <text:p text:style-name="P368"><text:s text:c="4"/>backset := int64(0)</text:p>
      <text:p text:style-name="P369"><text:s text:c="4"/>if i == len(blocksToFetch)-1 {</text:p>
      <text:p text:style-name="P370"><text:s text:c="8"/>backset = cutoff</text:p>
      <text:p text:style-name="P371"><text:s text:c="4"/>}</text:p>
      <text:p text:style-name="P372"/>
      <text:p text:style-name="P373"><text:s text:c="2"/>// Receiving the chunk</text:p>
      <text:p text:style-name="P374"><text:s text:c="4"/>b := make([]byte, blocksize-backset)</text:p>
      <text:p text:style-name="P375"><text:s text:c="4"/>io.ReadFull(conn, b)</text:p>
      <text:p text:style-name="P376"/>
      <text:p text:style-name="P377"><text:s text:c="2"/>// Writing the chunk to the local file</text:p>
      <text:p text:style-name="P378"><text:s text:c="4"/>file.WriteAt(b, blockToFetch*(blocksize))</text:p>
      <text:p text:style-name="P379">}</text:p>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21:11:15Z</meta:creation-date>
    <dc:date>2023-07-20T21:11:1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